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67277" officeooo:paragraph-rsid="000a6b09" style:font-size-asian="16pt" style:font-size-complex="16pt"/>
    </style:style>
    <style:style style:name="P3" style:family="paragraph" style:parent-style-name="Standard">
      <style:text-properties fo:font-size="16pt" officeooo:paragraph-rsid="0008fb1a" style:font-size-asian="16pt" style:font-size-complex="16pt"/>
    </style:style>
    <style:style style:name="P4" style:family="paragraph" style:parent-style-name="Standard">
      <style:text-properties fo:font-size="16pt" officeooo:paragraph-rsid="000aca95" style:font-size-asian="16pt" style:font-size-complex="16pt"/>
    </style:style>
    <style:style style:name="P5" style:family="paragraph" style:parent-style-name="Standard">
      <style:text-properties fo:font-size="16pt" officeooo:rsid="000b43e8" officeooo:paragraph-rsid="000b43e8" style:font-size-asian="16pt" style:font-size-complex="16pt"/>
    </style:style>
    <style:style style:name="P6" style:family="paragraph" style:parent-style-name="Standard">
      <style:text-properties fo:font-size="16pt" officeooo:rsid="000b43e8" officeooo:paragraph-rsid="0019f6ed" style:font-size-asian="16pt" style:font-size-complex="16pt"/>
    </style:style>
    <style:style style:name="P7" style:family="paragraph" style:parent-style-name="Standard">
      <style:text-properties fo:font-size="16pt" officeooo:rsid="00100be8" officeooo:paragraph-rsid="00100be8" style:font-size-asian="16pt" style:font-size-complex="16pt"/>
    </style:style>
    <style:style style:name="P8" style:family="paragraph" style:parent-style-name="Standard">
      <style:text-properties fo:font-size="16pt" officeooo:rsid="0011c7fb" officeooo:paragraph-rsid="0011c7fb" style:font-size-asian="16pt" style:font-size-complex="16pt"/>
    </style:style>
    <style:style style:name="P9" style:family="paragraph" style:parent-style-name="Standard">
      <style:text-properties fo:font-size="16pt" officeooo:rsid="0014ab1e" officeooo:paragraph-rsid="0014ab1e" style:font-size-asian="16pt" style:font-size-complex="16pt"/>
    </style:style>
    <style:style style:name="P10" style:family="paragraph" style:parent-style-name="Standard">
      <style:text-properties fo:font-size="16pt" officeooo:rsid="001625ab" officeooo:paragraph-rsid="001625ab" style:font-size-asian="16pt" style:font-size-complex="16pt"/>
    </style:style>
    <style:style style:name="P11" style:family="paragraph" style:parent-style-name="Standard">
      <style:text-properties fo:font-size="16pt" officeooo:rsid="001625ab" officeooo:paragraph-rsid="001726b5" style:font-size-asian="16pt" style:font-size-complex="16pt"/>
    </style:style>
    <style:style style:name="P12" style:family="paragraph" style:parent-style-name="Standard">
      <style:text-properties fo:font-size="16pt" officeooo:rsid="001625ab" officeooo:paragraph-rsid="00177347" style:font-size-asian="16pt" style:font-size-complex="16pt"/>
    </style:style>
    <style:style style:name="P13" style:family="paragraph" style:parent-style-name="Standard">
      <style:text-properties fo:font-size="16pt" officeooo:paragraph-rsid="001625ab" style:font-size-asian="16pt" style:font-size-complex="16pt"/>
    </style:style>
    <style:style style:name="P14" style:family="paragraph" style:parent-style-name="Standard">
      <style:text-properties fo:font-size="16pt" officeooo:rsid="00078f15" officeooo:paragraph-rsid="0008fb1a" style:font-size-asian="16pt" style:font-size-complex="16pt"/>
    </style:style>
    <style:style style:name="P15" style:family="paragraph" style:parent-style-name="Standard">
      <style:text-properties fo:font-size="16pt" officeooo:paragraph-rsid="001726b5" style:font-size-asian="16pt" style:font-size-complex="16pt"/>
    </style:style>
    <style:style style:name="P16" style:family="paragraph" style:parent-style-name="Standard">
      <style:text-properties fo:font-size="16pt" officeooo:paragraph-rsid="00177347" style:font-size-asian="16pt" style:font-size-complex="16pt"/>
    </style:style>
    <style:style style:name="P17" style:family="paragraph" style:parent-style-name="Standard">
      <style:text-properties fo:font-size="16pt" officeooo:rsid="000aca95" officeooo:paragraph-rsid="0019f6ed" style:font-size-asian="16pt" style:font-size-complex="16pt"/>
    </style:style>
    <style:style style:name="P18" style:family="paragraph" style:parent-style-name="Standard">
      <style:text-properties fo:font-size="16pt" officeooo:paragraph-rsid="001ab395" style:font-size-asian="16pt" style:font-size-complex="16pt"/>
    </style:style>
    <style:style style:name="P19" style:family="paragraph" style:parent-style-name="Standard">
      <style:text-properties fo:font-size="16pt" officeooo:rsid="001f61c7" officeooo:paragraph-rsid="001f61c7" style:font-size-asian="16pt" style:font-size-complex="16pt"/>
    </style:style>
    <style:style style:name="P20" style:family="paragraph" style:parent-style-name="Standard">
      <style:text-properties fo:font-size="16pt" officeooo:paragraph-rsid="001f61c7" style:font-size-asian="16pt" style:font-size-complex="16pt"/>
    </style:style>
    <style:style style:name="P21" style:family="paragraph" style:parent-style-name="Standard">
      <style:text-properties fo:font-size="16pt" officeooo:rsid="001262b2" officeooo:paragraph-rsid="0022ad2a" style:font-size-asian="16pt" style:font-size-complex="16pt"/>
    </style:style>
    <style:style style:name="P22" style:family="paragraph" style:parent-style-name="Standard">
      <style:text-properties fo:font-size="16pt" officeooo:paragraph-rsid="0028b9bf" style:font-size-asian="16pt" style:font-size-complex="16pt"/>
    </style:style>
    <style:style style:name="P23" style:family="paragraph" style:parent-style-name="Standard">
      <style:text-properties fo:font-size="16pt" officeooo:rsid="0035f1b2" officeooo:paragraph-rsid="0035f1b2" style:font-size-asian="16pt" style:font-size-complex="16pt"/>
    </style:style>
    <style:style style:name="P24" style:family="paragraph" style:parent-style-name="Standard">
      <style:text-properties fo:font-size="16pt" officeooo:rsid="0011c7fb" officeooo:paragraph-rsid="0011c7fb" fo:background-color="#fff200" style:font-size-asian="16pt" style:font-size-complex="16pt"/>
    </style:style>
    <style:style style:name="P25" style:family="paragraph" style:parent-style-name="Standard">
      <style:text-properties fo:font-size="16pt" officeooo:rsid="001625ab" officeooo:paragraph-rsid="001625ab" fo:background-color="#ff8000" style:font-size-asian="16pt" style:font-size-complex="16pt"/>
    </style:style>
    <style:style style:name="P26" style:family="paragraph" style:parent-style-name="Standard">
      <style:text-properties fo:font-size="16pt" officeooo:rsid="00078f15" officeooo:paragraph-rsid="0019f6ed" fo:background-color="#ffffff" style:font-size-asian="16pt" style:font-size-complex="16pt"/>
    </style:style>
    <style:style style:name="P27" style:family="paragraph" style:parent-style-name="Standard">
      <style:text-properties fo:font-size="16pt" officeooo:paragraph-rsid="001f61c7" fo:background-color="#ffffff" style:font-size-asian="16pt" style:font-size-complex="16pt"/>
    </style:style>
    <style:style style:name="P28" style:family="paragraph" style:parent-style-name="Standard">
      <style:text-properties officeooo:paragraph-rsid="001262b2"/>
    </style:style>
    <style:style style:name="P29" style:family="paragraph" style:parent-style-name="Standard">
      <style:text-properties officeooo:paragraph-rsid="001726b5"/>
    </style:style>
    <style:style style:name="P30" style:family="paragraph" style:parent-style-name="Standard">
      <style:text-properties officeooo:paragraph-rsid="00177347"/>
    </style:style>
    <style:style style:name="P3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262b2" officeooo:paragraph-rsid="001262b2" style:font-size-asian="22pt" style:font-weight-asian="bold" style:font-size-complex="22pt" style:font-weight-complex="bold"/>
    </style:style>
    <style:style style:name="P32" style:family="paragraph" style:parent-style-name="Standard">
      <style:text-properties fo:font-size="18pt" style:text-underline-style="solid" style:text-underline-width="auto" style:text-underline-color="font-color" fo:font-weight="bold" officeooo:rsid="001625ab" officeooo:paragraph-rsid="001625ab" fo:background-color="#ff8000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style:text-underline-style="solid" style:text-underline-width="auto" style:text-underline-color="font-color" officeooo:rsid="001625ab" officeooo:paragraph-rsid="001625ab" fo:background-color="#ff8000" style:font-size-asian="18pt" style:font-size-complex="18pt"/>
    </style:style>
    <style:style style:name="P34" style:family="paragraph" style:parent-style-name="Standard">
      <style:text-properties officeooo:paragraph-rsid="001f61c7"/>
    </style:style>
    <style:style style:name="P35" style:family="paragraph" style:parent-style-name="Standard">
      <style:text-properties officeooo:paragraph-rsid="0028b9bf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f9aed" fo:background-color="#fff200" loext:char-shading-value="0"/>
    </style:style>
    <style:style style:name="T3" style:family="text">
      <style:text-properties officeooo:rsid="00259569" fo:background-color="#fff200" loext:char-shading-value="0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f9aed" style:font-size-asian="16pt" style:font-size-complex="16pt"/>
    </style:style>
    <style:style style:name="T6" style:family="text">
      <style:text-properties fo:font-size="16pt" officeooo:rsid="001625ab" style:font-size-asian="16pt" style:font-size-complex="16pt"/>
    </style:style>
    <style:style style:name="T7" style:family="text">
      <style:text-properties fo:font-size="16pt" officeooo:rsid="002e0535" style:font-size-asian="16pt" style:font-size-complex="16pt"/>
    </style:style>
    <style:style style:name="T8" style:family="text">
      <style:text-properties fo:font-size="16pt" fo:background-color="#ffffff" loext:char-shading-value="0" style:font-size-asian="16pt" style:font-size-complex="16pt"/>
    </style:style>
    <style:style style:name="T9" style:family="text">
      <style:text-properties fo:font-size="16pt" officeooo:rsid="000d7f5f" fo:background-color="#ffffff" loext:char-shading-value="0" style:font-size-asian="16pt" style:font-size-complex="16pt"/>
    </style:style>
    <style:style style:name="T10" style:family="text">
      <style:text-properties fo:font-size="16pt" officeooo:rsid="001f61c7" fo:background-color="#ffffff" loext:char-shading-value="0" style:font-size-asian="16pt" style:font-size-complex="16pt"/>
    </style:style>
    <style:style style:name="T11" style:family="text">
      <style:text-properties fo:font-size="16pt" officeooo:rsid="000f9aed" fo:background-color="#ffffff" loext:char-shading-value="0" style:font-size-asian="16pt" style:font-size-complex="16pt"/>
    </style:style>
    <style:style style:name="T12" style:family="text">
      <style:text-properties fo:font-size="16pt" officeooo:rsid="0036db26" fo:background-color="#ffffff" loext:char-shading-value="0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officeooo:rsid="001262b2" fo:background-color="#ff8000" loext:char-shading-value="0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1262b2" style:font-size-asian="16pt" style:font-size-complex="16pt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0d7f5f" fo:background-color="#ffffff" loext:char-shading-value="0"/>
    </style:style>
    <style:style style:name="T17" style:family="text">
      <style:text-properties officeooo:rsid="000de7d1" fo:background-color="#ffffff" loext:char-shading-value="0"/>
    </style:style>
    <style:style style:name="T18" style:family="text">
      <style:text-properties officeooo:rsid="0019832a" fo:background-color="#ffffff" loext:char-shading-value="0"/>
    </style:style>
    <style:style style:name="T19" style:family="text">
      <style:text-properties officeooo:rsid="001f61c7" fo:background-color="#ffffff" loext:char-shading-value="0"/>
    </style:style>
    <style:style style:name="T20" style:family="text">
      <style:text-properties officeooo:rsid="000f9aed" fo:background-color="#ffffff" loext:char-shading-value="0"/>
    </style:style>
    <style:style style:name="T21" style:family="text">
      <style:text-properties officeooo:rsid="0008fb1a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0d7f5f" fo:background-color="#ffff00" loext:char-shading-value="0"/>
    </style:style>
    <style:style style:name="T24" style:family="text">
      <style:text-properties officeooo:rsid="000de7d1" fo:background-color="#ffff00" loext:char-shading-value="0"/>
    </style:style>
    <style:style style:name="T25" style:family="text">
      <style:text-properties officeooo:rsid="001ab395" fo:background-color="#ffff00" loext:char-shading-value="0"/>
    </style:style>
    <style:style style:name="T26" style:family="text">
      <style:text-properties officeooo:rsid="000f9aed" fo:background-color="#ffff00" loext:char-shading-value="0"/>
    </style:style>
    <style:style style:name="T27" style:family="text">
      <style:text-properties officeooo:rsid="00259569" fo:background-color="#ffff00" loext:char-shading-value="0"/>
    </style:style>
    <style:style style:name="T28" style:family="text">
      <style:text-properties officeooo:rsid="0029ec56" fo:background-color="#ffff00" loext:char-shading-value="0"/>
    </style:style>
    <style:style style:name="T29" style:family="text">
      <style:text-properties officeooo:rsid="000d7f5f"/>
    </style:style>
    <style:style style:name="T30" style:family="text">
      <style:text-properties officeooo:rsid="000de7d1"/>
    </style:style>
    <style:style style:name="T31" style:family="text">
      <style:text-properties officeooo:rsid="000f9aed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33" style:family="text">
      <style:text-properties officeooo:rsid="001491d6"/>
    </style:style>
    <style:style style:name="T34" style:family="text">
      <style:text-properties officeooo:rsid="001625ab"/>
    </style:style>
    <style:style style:name="T35" style:family="text">
      <style:text-properties officeooo:rsid="001726b5"/>
    </style:style>
    <style:style style:name="T36" style:family="text">
      <style:text-properties officeooo:rsid="00177347"/>
    </style:style>
    <style:style style:name="T37" style:family="text">
      <style:text-properties officeooo:rsid="0018ec33"/>
    </style:style>
    <style:style style:name="T38" style:family="text">
      <style:text-properties officeooo:rsid="0019832a"/>
    </style:style>
    <style:style style:name="T39" style:family="text">
      <style:text-properties officeooo:rsid="001c3c7c"/>
    </style:style>
    <style:style style:name="T40" style:family="text">
      <style:text-properties officeooo:rsid="001f61c7"/>
    </style:style>
    <style:style style:name="T41" style:family="text">
      <style:text-properties officeooo:rsid="00259569"/>
    </style:style>
    <style:style style:name="T42" style:family="text">
      <style:text-properties officeooo:rsid="0026e702"/>
    </style:style>
    <style:style style:name="T43" style:family="text">
      <style:text-properties officeooo:rsid="00277fe8"/>
    </style:style>
    <style:style style:name="T44" style:family="text">
      <style:text-properties officeooo:rsid="002e0535"/>
    </style:style>
    <style:style style:name="T45" style:family="text">
      <style:text-properties officeooo:rsid="002fdee5"/>
    </style:style>
    <style:style style:name="T46" style:family="text">
      <style:text-properties officeooo:rsid="0031512d"/>
    </style:style>
    <style:style style:name="T47" style:family="text">
      <style:text-properties officeooo:rsid="0032d5ef"/>
    </style:style>
    <style:style style:name="T48" style:family="text">
      <style:text-properties officeooo:rsid="0036db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aquette Puissance 4</text:p>
      <text:p text:style-name="P2"/>
      <text:p text:style-name="P28"><text:span text:style-name="T13">Règles du Puissance 4 :</text:span><text:span text:style-name="T14"> </text:span><text:span text:style-name="T32">Le but du jeu est d'aligner 4 pions sur une grille comptant 6 rangées et 7 colonnes. Chaque joueur joue alternativement en laissant tomber un de ses jetons du haut d'une des colonnes. Ce jeton remplit donc la plus basse case inoccupée de la colonne.</text:span></text:p>
      <text:p text:style-name="P2"/>
      <text:p text:style-name="P2">Joueur 1 : X</text:p>
      <text:p text:style-name="P2">Joueur 2 : <text:span text:style-name="T33">O</text:span></text:p>
      <text:p text:style-name="P9">Caractère Choix colonnes : V</text:p>
      <text:p text:style-name="P9"/>
      <text:p text:style-name="P21">Commandes : <text:span text:style-name="T47">S : Pour déplacer curseur vers la gauche</text:span></text:p>
      <text:p text:style-name="P21"><text:s text:c="26"/>: <text:span text:style-name="T47">Pour déplacer curseur vers la droite</text:span></text:p>
      <text:p text:style-name="P9"/>
      <text:p text:style-name="P32">Exemple début partie :</text:p>
      <text:p text:style-name="P10"/>
      <text:p text:style-name="P10"><text:s text:c="36"/><text:span text:style-name="T35">V <text:s text:c="9"/>← Possibilité de bouger le curseur</text:span></text:p>
      <text:p text:style-name="P29"><text:span text:style-name="T4"><text:s text:c="17"/></text:span><text:span text:style-name="T6">|_ <text:s text:c="2"/>_|_ <text:s text:c="2"/>_|_ <text:s text:c="2"/>_|_ <text:s text:c="2"/>_|_ <text:s text:c="2"/>_|_ <text:s text:c="2"/>_|_ <text:s text:c="2"/>_|</text:span></text:p>
      <text:p text:style-name="P11"><text:s text:c="17"/>|_ <text:s text:c="2"/>_|_ <text:s text:c="2"/>_|_ <text:s text:c="2"/>_|_ <text:s text:c="2"/>_|_ <text:s text:c="2"/>_|_ <text:s text:c="2"/>_|_ <text:s text:c="2"/>_| <text:s text:c="5"/><text:span text:style-name="T39">Tour du joueur 1 : X</text:span></text:p>
      <text:p text:style-name="P11"><text:s text:c="17"/>|_ <text:s text:c="2"/>_|_ <text:s text:c="2"/>_|_ <text:s text:c="2"/>_|_ <text:s text:c="2"/>_|_ <text:s text:c="2"/>_|_ <text:s text:c="2"/>_|_ <text:s text:c="2"/>_|</text:p>
      <text:p text:style-name="P15"><text:s text:c="17"/><text:span text:style-name="T34">|_ <text:s text:c="2"/>_|_ <text:s text:c="2"/>_|_ <text:s text:c="2"/>_|_ <text:s text:c="2"/>_|_ <text:s text:c="2"/>_|_ <text:s text:c="2"/>_|_ <text:s text:c="2"/>_|</text:span></text:p>
      <text:p text:style-name="P13"><text:s text:c="17"/>|_ <text:s text:c="2"/>_|_ <text:s text:c="2"/>_|_ <text:s text:c="2"/>_|_ <text:s text:c="2"/>_|_ <text:s text:c="2"/>_|_ <text:s text:c="2"/>_|_ <text:s text:c="2"/>_|</text:p>
      <text:p text:style-name="P10"><text:s text:c="17"/>|_ <text:s text:c="2"/>_|_ <text:s text:c="2"/>_|_<text:span text:style-name="T36">X</text:span>_|_ <text:s text:c="2"/>_|_ <text:s text:c="2"/>_|_ <text:s text:c="2"/>_|_ <text:s text:c="2"/>_|</text:p>
      <text:p text:style-name="P10"/>
      <text:p text:style-name="P12"><text:s text:c="20"/><text:span text:style-name="T36">V</text:span></text:p>
      <text:p text:style-name="P30"><text:span text:style-name="T4"><text:s text:c="17"/></text:span><text:span text:style-name="T6">|_ <text:s text:c="2"/>_|_ <text:s text:c="2"/>_|_ <text:s text:c="2"/>_|_ <text:s text:c="2"/>_|_ <text:s text:c="2"/>_|_ <text:s text:c="2"/>_|_ <text:s text:c="2"/>_|</text:span></text:p>
      <text:p text:style-name="P12"><text:s text:c="17"/>|_ <text:s text:c="2"/>_|_ <text:s text:c="2"/>_|_ <text:s text:c="2"/>_|_ <text:s text:c="2"/>_|_ <text:s text:c="2"/>_|_ <text:s text:c="2"/>_|_ <text:s text:c="2"/>_|</text:p>
      <text:p text:style-name="P12"><text:s text:c="17"/>|_ <text:s text:c="2"/>_|_ <text:s text:c="2"/>_|_ <text:s text:c="2"/>_|_ <text:s text:c="2"/>_|_ <text:s text:c="2"/>_|_ <text:s text:c="2"/>_|_ <text:s text:c="2"/>_| <text:s text:c="4"/><text:span text:style-name="T39">Tour du joueur 2 : O</text:span></text:p>
      <text:p text:style-name="P16"><text:s text:c="17"/><text:span text:style-name="T34">|_ <text:s text:c="2"/>_|_ <text:s text:c="2"/>_|_ <text:s text:c="2"/>_|_ <text:s text:c="2"/>_|_ <text:s text:c="2"/>_|_ <text:s text:c="2"/>_|_ <text:s text:c="2"/>_|</text:span></text:p>
      <text:p text:style-name="P16"><text:s text:c="17"/>|_ <text:s text:c="2"/>_|_ <text:s text:c="2"/>_|_ <text:s text:c="2"/>_|_ <text:s text:c="2"/>_|_ <text:s text:c="2"/>_|_ <text:s text:c="2"/>_|_ <text:s text:c="2"/>_|</text:p>
      <text:p text:style-name="P12"><text:s text:c="17"/>|_<text:span text:style-name="T36">O</text:span>_|_ <text:s text:c="2"/>_|_<text:span text:style-name="T36">X</text:span>_|_ <text:s text:c="2"/>_|_ <text:s text:c="2"/>_|_ <text:s text:c="2"/>_|_ <text:s text:c="2"/>_|</text:p>
      <text:p text:style-name="P10"/>
      <text:p text:style-name="P10"/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3">Les différentes fin de partie possibles :</text:p>
      <text:p text:style-name="P25"/>
      <text:p text:style-name="P26">Ici Joueur 1 à gagner <text:span text:style-name="T21">en diagonale :</text:span></text:p>
      <text:p text:style-name="P26"/>
      <text:p text:style-name="Standard"><text:s text:c="58"/><text:span text:style-name="T7">V</text:span></text:p>
      <text:p text:style-name="Standard"><text:s text:c="15"/><text:span text:style-name="T4"><text:s text:c="6"/>|_</text:span><text:span text:style-name="T5"> <text:s text:c="2"/></text:span><text:span text:style-name="T4">_</text:span><text:span text:style-name="T8">|_</text:span><text:span text:style-name="T11"> <text:s text:c="2"/></text:span><text:span text:style-name="T8">_|_</text:span><text:span text:style-name="T5"> <text:s text:c="2"/></text:span><text:span text:style-name="T4">_|_</text:span><text:span text:style-name="T5"> <text:s text:c="2"/>_</text:span><text:span text:style-name="T4">|_</text:span><text:span text:style-name="T5"> <text:s text:c="2"/></text:span><text:span text:style-name="T4">_|_</text:span><text:span text:style-name="T5"> <text:s text:c="2"/></text:span><text:span text:style-name="T4">_|_</text:span><text:span text:style-name="T5"> <text:s text:c="2"/></text:span><text:span text:style-name="T4">_| <text:s text:c="3"/></text:span></text:p>
      <text:p text:style-name="P1"><text:s text:c="17"/>|_ <text:s text:c="2"/>_|_ <text:s text:c="2"/>_|<text:span text:style-name="T15">_</text:span><text:span text:style-name="T20"> <text:s text:c="2"/></text:span><text:span text:style-name="T15">_|</text:span>_ <text:s text:c="2"/>_|_ <text:s text:c="2"/>_|_ <text:s text:c="2"/>_|_ <text:s text:c="2"/>_|</text:p>
      <text:p text:style-name="P1"><text:s text:c="17"/>|_ <text:s text:c="2"/>_|_<text:span text:style-name="T31">O</text:span>_|_<text:span text:style-name="T31">X</text:span>_|<text:span text:style-name="T1">_</text:span><text:span text:style-name="T2">X</text:span><text:span text:style-name="T1">_</text:span>|_<text:span text:style-name="T31">O</text:span>_|_<text:span text:style-name="T31">X</text:span>_|_<text:span text:style-name="T31">O</text:span>_|</text:p>
      <text:p text:style-name="P1"><text:s text:c="17"/>|_<text:span text:style-name="T43">X</text:span>_|_<text:span text:style-name="T41">O</text:span>_|_<text:span text:style-name="T42">O</text:span>_|_<text:span text:style-name="T41">X</text:span>_|<text:span text:style-name="T1">_</text:span><text:span text:style-name="T3">X</text:span><text:span text:style-name="T1">_</text:span>|_<text:span text:style-name="T42">O</text:span>_|_<text:span text:style-name="T31">X</text:span>_|</text:p>
      <text:p text:style-name="P1"><text:s text:c="17"/>|_<text:span text:style-name="T31">O</text:span>_|_<text:span text:style-name="T31">O</text:span>_|_<text:span text:style-name="T31">X</text:span>_|_<text:span text:style-name="T31">X</text:span>_|_<text:span text:style-name="T31">O</text:span>_|<text:span text:style-name="T22">_</text:span><text:span text:style-name="T27">X</text:span><text:span text:style-name="T22">_</text:span>|_<text:span text:style-name="T31">O</text:span>_|</text:p>
      <text:p text:style-name="P1"><text:s text:c="17"/>|_<text:span text:style-name="T31">O</text:span>_|_<text:span text:style-name="T31">X</text:span>_|_<text:span text:style-name="T31">O</text:span>_|_<text:span text:style-name="T31">X</text:span>_|_<text:span text:style-name="T31">O</text:span>_|_<text:span text:style-name="T31">X</text:span>_|<text:span text:style-name="T22">_</text:span><text:span text:style-name="T26">X</text:span><text:span text:style-name="T22">_|</text:span></text:p>
      <text:p text:style-name="P14"/>
      <text:p text:style-name="P17">Ici Joueur <text:span text:style-name="T38">2</text:span> à gagner en verticale :</text:p>
      <text:p text:style-name="P17"/>
      <text:p text:style-name="P17"><text:s text:c="20"/><text:span text:style-name="T44">V</text:span></text:p>
      <text:p text:style-name="P35"><text:span text:style-name="T4"><text:s text:c="17"/>|_</text:span><text:span text:style-name="T5"> <text:s text:c="2"/></text:span><text:span text:style-name="T4">_</text:span><text:span text:style-name="T8">|_</text:span><text:span text:style-name="T11"> <text:s text:c="2"/></text:span><text:span text:style-name="T8">_|_</text:span><text:span text:style-name="T5"> <text:s text:c="2"/></text:span><text:span text:style-name="T4">_|_</text:span><text:span text:style-name="T5"> <text:s text:c="2"/>_</text:span><text:span text:style-name="T4">|_</text:span><text:span text:style-name="T5"> <text:s text:c="2"/></text:span><text:span text:style-name="T4">_|_</text:span><text:span text:style-name="T5"> <text:s text:c="2"/></text:span><text:span text:style-name="T4">_|_</text:span><text:span text:style-name="T5"> <text:s text:c="2"/></text:span><text:span text:style-name="T4">_| <text:s/></text:span></text:p>
      <text:p text:style-name="P22"><text:s text:c="17"/>|_<text:span text:style-name="T31"> <text:s text:c="2"/></text:span>_<text:span text:style-name="T15">|_</text:span><text:span text:style-name="T20"> <text:s text:c="2"/></text:span><text:span text:style-name="T15">_|_</text:span><text:span text:style-name="T31"> <text:s text:c="2"/></text:span>_|_<text:span text:style-name="T31"> <text:s text:c="2"/>_</text:span>|_<text:span text:style-name="T31"> <text:s text:c="2"/></text:span>_|_<text:span text:style-name="T31"> <text:s text:c="2"/></text:span>_|_<text:span text:style-name="T31"> <text:s text:c="2"/></text:span>_| <text:s/></text:p>
      <text:p text:style-name="P3"><text:s text:c="17"/>|<text:span text:style-name="T22">_</text:span><text:span text:style-name="T23">O</text:span><text:span text:style-name="T22">_</text:span>|_<text:span text:style-name="T29">O</text:span>_|_<text:span text:style-name="T29">X</text:span>_|<text:span text:style-name="T15">_</text:span><text:span text:style-name="T16">X</text:span><text:span text:style-name="T15">_|</text:span>_<text:span text:style-name="T29">O</text:span>_|_<text:span text:style-name="T29">X</text:span>_|_<text:span text:style-name="T29">O</text:span>_|</text:p>
      <text:p text:style-name="P3"><text:s text:c="17"/>|<text:span text:style-name="T22">_</text:span><text:span text:style-name="T23">O</text:span><text:span text:style-name="T22">_</text:span>|_<text:span text:style-name="T29">X_</text:span>|_O_<text:span text:style-name="T29">|</text:span>_<text:span text:style-name="T29">O</text:span>_|<text:span text:style-name="T15">_</text:span><text:span text:style-name="T16">X</text:span><text:span text:style-name="T15">_</text:span>|_<text:span text:style-name="T29">O</text:span>_|_<text:span text:style-name="T29">X</text:span>_|</text:p>
      <text:p text:style-name="P3"><text:s text:c="17"/>|<text:span text:style-name="T22">_</text:span><text:span text:style-name="T28">O</text:span><text:span text:style-name="T22">_|</text:span>_<text:span text:style-name="T29">O</text:span>_|_<text:span text:style-name="T29">X</text:span>_|_<text:span text:style-name="T29">X</text:span>_|_<text:span text:style-name="T29">O</text:span>_|_<text:span text:style-name="T29">O</text:span>_|_<text:span text:style-name="T29">O</text:span>_|</text:p>
      <text:p text:style-name="P3"><text:s text:c="17"/>|<text:span text:style-name="T22">_</text:span><text:span text:style-name="T28">O</text:span><text:span text:style-name="T22">_|</text:span>_<text:span text:style-name="T29">X</text:span>_|_<text:span text:style-name="T29">O</text:span>_|_<text:span text:style-name="T29">X</text:span>_|_<text:span text:style-name="T29">O</text:span>_|_<text:span text:style-name="T29">X</text:span>_|_<text:span text:style-name="T29">X</text:span>_|</text:p>
      <text:p text:style-name="P3"/>
      <text:p text:style-name="P6">Ici Joueur 2 à gagner horizontalement :</text:p>
      <text:p text:style-name="P3"/>
      <text:p text:style-name="P3"><text:s text:c="43"/><text:span text:style-name="T45">V</text:span></text:p>
      <text:p text:style-name="P18"><text:s text:c="17"/>|_ <text:s text:c="2"/>_|_ <text:s text:c="2"/>_|_ <text:s text:c="2"/>_|_ <text:s text:c="2"/>_|_ <text:s text:c="2"/>_|_ <text:s text:c="2"/>_|_ <text:s/>_|</text:p>
      <text:p text:style-name="P18"><text:s text:c="17"/>|_ <text:s text:c="2"/>_|_ <text:s text:c="2"/>_|_ <text:s text:c="2"/>_|_ <text:s text:c="2"/>_|_ <text:s text:c="2"/>_|_ <text:s text:c="2"/>_|_ <text:s/>_|</text:p>
      <text:p text:style-name="P4"><text:s text:c="17"/>|<text:span text:style-name="T15">_</text:span><text:span text:style-name="T17">X</text:span><text:span text:style-name="T15">_</text:span>|_<text:span text:style-name="T30">O</text:span>_|_ <text:s text:c="3"/>_|<text:span text:style-name="T15">_</text:span><text:span text:style-name="T17"> <text:s/></text:span><text:span text:style-name="T15">_|</text:span>_ <text:s text:c="3"/>_|_ <text:s/>_|_ <text:s/>_|</text:p>
      <text:p text:style-name="P4"><text:s text:c="17"/>|<text:span text:style-name="T15">_</text:span><text:span text:style-name="T17">O</text:span><text:span text:style-name="T15">_</text:span>|_<text:span text:style-name="T30">X</text:span>_|<text:span text:style-name="T22">_</text:span><text:span text:style-name="T24">O</text:span><text:span text:style-name="T22">_|_</text:span><text:span text:style-name="T24">O</text:span><text:span text:style-name="T22">_|_</text:span><text:span text:style-name="T25">O</text:span><text:span text:style-name="T22">_|_</text:span><text:span text:style-name="T24">O</text:span><text:span text:style-name="T22">_</text:span>|_<text:span text:style-name="T30">X</text:span>_|</text:p>
      <text:p text:style-name="P4"><text:s text:c="17"/>|_<text:span text:style-name="T30">O</text:span>_|_<text:span text:style-name="T30">O</text:span>_|_<text:span text:style-name="T30">X</text:span>_|_<text:span text:style-name="T30">X</text:span>_|_<text:span text:style-name="T30">O</text:span>_|_<text:span text:style-name="T30">O</text:span>_|_<text:span text:style-name="T30">O</text:span>_|</text:p>
      <text:p text:style-name="P4"><text:s text:c="17"/>|<text:span text:style-name="T15">_</text:span><text:span text:style-name="T18">X</text:span><text:span text:style-name="T15">_|_</text:span><text:span text:style-name="T18">X</text:span><text:span text:style-name="T15">_|_</text:span><text:span text:style-name="T17">O</text:span><text:span text:style-name="T15">_|_</text:span><text:span text:style-name="T17">O</text:span><text:span text:style-name="T15">_|</text:span>_<text:span text:style-name="T30">X</text:span>_|_<text:span text:style-name="T30">X</text:span>_|_<text:span text:style-name="T30">X</text:span>_|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9">Et le cas ou aucun des joueurs n’a réussit à gagner :</text:p>
      <text:p text:style-name="P19"/>
      <text:p text:style-name="P19"><text:s text:c="20"/><text:span text:style-name="T46">V</text:span></text:p>
      <text:p text:style-name="P34"><text:span text:style-name="T4"><text:s text:c="17"/>|</text:span><text:span text:style-name="T8">_</text:span><text:span text:style-name="T10">X</text:span><text:span text:style-name="T8">_|_</text:span><text:span text:style-name="T10">O</text:span><text:span text:style-name="T8">_|_</text:span><text:span text:style-name="T9">X</text:span><text:span text:style-name="T8">_|_</text:span><text:span text:style-name="T9">O</text:span><text:span text:style-name="T8">_|_</text:span><text:span text:style-name="T9">O</text:span><text:span text:style-name="T8">_|_</text:span><text:span text:style-name="T10">X</text:span><text:span text:style-name="T8">_|_</text:span><text:span text:style-name="T12">X</text:span><text:span text:style-name="T8">_|</text:span></text:p>
      <text:p text:style-name="P27"><text:s text:c="17"/>|_<text:span text:style-name="T29">O</text:span>_|_<text:span text:style-name="T29">O</text:span>_|_<text:span text:style-name="T29">X</text:span>_|_<text:span text:style-name="T29">O</text:span>_|_<text:span text:style-name="T29">X</text:span>_|_<text:span text:style-name="T29">O</text:span>_|_<text:span text:style-name="T40">O</text:span>_|</text:p>
      <text:p text:style-name="P27"><text:s text:c="17"/>|_<text:span text:style-name="T29">O</text:span>_|_<text:span text:style-name="T29">O</text:span>_|_<text:span text:style-name="T29">X</text:span>_|_<text:span text:style-name="T29">X</text:span>_|_<text:span text:style-name="T29">O</text:span>_|_<text:span text:style-name="T29">X</text:span>_|_<text:span text:style-name="T29">O</text:span>_|</text:p>
      <text:p text:style-name="P20"><text:span text:style-name="T15"><text:s text:c="17"/>|_</text:span><text:span text:style-name="T19">X</text:span><text:span text:style-name="T15">_</text:span>|_<text:span text:style-name="T29">X_</text:span>|_O_<text:span text:style-name="T29">|</text:span>_<text:span text:style-name="T48">O</text:span>_|<text:span text:style-name="T15">_</text:span><text:span text:style-name="T16">X</text:span><text:span text:style-name="T15">_</text:span>|_<text:span text:style-name="T29">O</text:span>_|_<text:span text:style-name="T29">X</text:span>_|</text:p>
      <text:p text:style-name="P20"><text:s text:c="17"/>|_<text:span text:style-name="T37">X</text:span>_|_<text:span text:style-name="T29">O</text:span>_|_<text:span text:style-name="T29">X</text:span>_|_<text:span text:style-name="T29">X</text:span>_|_<text:span text:style-name="T29">O</text:span>_|_<text:span text:style-name="T29">O</text:span>_|_<text:span text:style-name="T29">O</text:span>_|</text:p>
      <text:p text:style-name="P20"><text:s text:c="17"/>|_<text:span text:style-name="T37">X</text:span>_|_<text:span text:style-name="T29">X</text:span>_|_<text:span text:style-name="T29">O</text:span>_|_<text:span text:style-name="T29">X</text:span>_|_<text:span text:style-name="T29">O</text:span>_|_<text:span text:style-name="T29">X</text:span>_|_<text:span text:style-name="T29">X</text:span>_|</text:p>
      <text:p text:style-name="P19"/>
      <text:p text:style-name="P5"><text:s text:c="2"/></text:p>
      <text:p text:style-name="P5"/>
      <text:p text:style-name="P24">A qui le tour :</text:p>
      <text:p text:style-name="P8"/>
      <text:p text:style-name="P7">Variable si nombre pair → au tour du rouge </text:p>
      <text:p text:style-name="P7">Variable si nombre impair → au tour du jaune</text:p>
      <text:p text:style-name="P1"/>
      <text:p text:style-name="P1"/>
      <text:p text:style-name="P23">|---|---|---|---|---|---|---|</text:p>
      <text:p text:style-name="P23">|---|---|---|---|---|---|---|</text:p>
      <text:p text:style-name="P23">|---|---|---|---|---|---|---|</text:p>
      <text:p text:style-name="P23">|---|---|---|---|---|---|---|</text:p>
      <text:p text:style-name="P23">|---|---|---|---|---|---|---|</text:p>
      <text:p text:style-name="P23">|---|---|---|---|---|---|---|</text:p>
      <text:p text:style-name="P23">|---|---|---|---|---|---|---|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9:36:35.251007830</meta:creation-date>
    <dc:date>2022-10-16T15:16:04.585369706</dc:date>
    <meta:editing-duration>PT6H34M7S</meta:editing-duration>
    <meta:editing-cycles>46</meta:editing-cycles>
    <meta:generator>LibreOffice/7.3.6.2$Linux_X86_64 LibreOffice_project/30$Build-2</meta:generator>
    <meta:document-statistic meta:table-count="0" meta:image-count="0" meta:object-count="0" meta:page-count="3" meta:paragraph-count="67" meta:word-count="397" meta:character-count="3217" meta:non-whitespace-character-count="1810"/>
  </office:meta>
</office:document-meta>
</file>